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style="italic" style:font-style-asian="italic" style:font-style-complex="italic"/>
    </style:style>
    <style:style style:name="P3" style:family="paragraph" style:parent-style-name="Preformatted_20_Text">
      <style:text-properties style:font-name="Courier new" officeooo:paragraph-rsid="0014e430"/>
    </style:style>
    <style:style style:name="P4"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Preformatted_20_Text">
      <style:text-properties style:font-name="Courier new" officeooo:paragraph-rsid="00179e8e"/>
    </style:style>
    <style:style style:name="P6" style:family="paragraph" style:parent-style-name="Standard">
      <style:text-properties style:font-name="Courier new" fo:font-style="italic" officeooo:paragraph-rsid="0014e430" style:font-style-asian="italic" style:font-style-complex="italic"/>
    </style:style>
    <style:style style:name="T1" style:family="text">
      <style:text-properties officeooo:rsid="0013e406"/>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officeooo:rsid="0014e430" style:font-size-asian="12pt" style:font-size-complex="12pt"/>
    </style:style>
    <style:style style:name="T4"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officeooo:rsid="0015fee2" style:font-size-asian="12pt" style:font-weight-asian="normal" style:font-size-complex="12pt" style:font-weight-complex="normal"/>
    </style:style>
    <style:style style:name="T6" style:family="text">
      <style:text-properties fo:font-weight="bold" officeooo:rsid="0018c8cb" style:font-weight-asian="bold" style:font-weight-complex="bold"/>
    </style:style>
    <style:style style:name="T7" style:family="text">
      <style:text-properties fo:font-weight="bold" officeooo:rsid="0015fee2" style:font-weight-asian="bold" style:font-weight-complex="bold"/>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m <text:span text:style-name="T1">de l’équipement</text:span></text:p>
      <text:p text:style-name="P1"/>
      <text:p text:style-name="P5"><text:span text:style-name="T5">P</text:span><text:span text:style-name="T4">oids</text:span><text:span text:style-name="T5"> :</text:span><text:span text:style-name="T7"> XX,</text:span><text:span text:style-name="T6">xx</text:span><text:span text:style-name="T7"> </text:span><text:span text:style-name="T6">kilogrammes</text:span></text:p>
      <text:p text:style-name="P1"/>
      <text:p text:style-name="P1"><text:span text:style-name="T2">Description :</text:span> </text:p>
      <text:p text:style-name="P1"/>
      <text:p text:style-name="P1"><text:tab/><text:span text:style-name="T8">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2"/>
      <text:p text:style-name="P3"><text:span text:style-name="T3">Utilisations :</text:span> </text:p>
      <text:p text:style-name="P3"/>
      <text:p text:style-name="P6"><text:tab/><text:span text:style-name="T9">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1:04:02.871107872</dc:date>
    <meta:editing-duration>PT41S</meta:editing-duration>
    <meta:editing-cycles>4</meta:editing-cycles>
    <meta:generator>LibreOffice/6.0.6.2$Linux_X86_64 LibreOffice_project/00m0$Build-2</meta:generator>
    <meta:document-statistic meta:table-count="0" meta:image-count="0" meta:object-count="0" meta:page-count="1" meta:paragraph-count="6" meta:word-count="167" meta:character-count="1263" meta:non-whitespace-character-count="1098"/>
  </office:meta>
</office:document-meta>
</file>